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poradic/ Outbrea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536943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536942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536941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536940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5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7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31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2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9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3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1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2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3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4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9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7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7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5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5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3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2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0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5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9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8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4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0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32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5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9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8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4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9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8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1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1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00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4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4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3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30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1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1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0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32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8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29292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9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7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5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1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5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2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1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7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0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0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2</text:p>
          </table:table-cell>
          <table:table-cell office:value-type="string" calcext:value-type="string">
            <text:p>Outbreak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5</text:p>
          </table:table-cell>
          <table:table-cell office:value-type="string" calcext:value-type="string">
            <text:p>Outbreak 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7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9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1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1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1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2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6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0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7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2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3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6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9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3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8</text:p>
          </table:table-cell>
          <table:table-cell office:value-type="string" calcext:value-type="string">
            <text:p>Outbreak 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5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5</text:p>
          </table:table-cell>
          <table:table-cell office:value-type="string" calcext:value-type="string">
            <text:p>Excluded from Outbreak 2 based on MLV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2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8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9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8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3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3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7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1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7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9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8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4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5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7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0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2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0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1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6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0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1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5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4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20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6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6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43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38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40609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3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6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8</text:p>
          </table:table-cell>
          <table:table-cell office:value-type="string" calcext:value-type="string">
            <text:p>Outbreak 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4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4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9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3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4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5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5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0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7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7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8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3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1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1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5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2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6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5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1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3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8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3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9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2</text:p>
          </table:table-cell>
          <table:table-cell office:value-type="string" calcext:value-type="string">
            <text:p>Outbreak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6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8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1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0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2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0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2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5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8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6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2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7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1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7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9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9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70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90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206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58186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8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1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9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1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7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0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4</text:p>
          </table:table-cell>
          <table:table-cell office:value-type="string" calcext:value-type="string">
            <text:p>Outbreak 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5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10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7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8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8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1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2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3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4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3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2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2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8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4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3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9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0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8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2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9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7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6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4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9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4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9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6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300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3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5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85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2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61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93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686270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4</text:p>
          </table:table-cell>
          <table:table-cell office:value-type="string" calcext:value-type="string">
            <text:p>Outbreak 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6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7</text:p>
          </table:table-cell>
          <table:table-cell office:value-type="string" calcext:value-type="string">
            <text:p>Outbreak 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8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1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7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5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5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4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4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9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0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4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0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5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9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1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7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5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3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4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9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02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8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1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42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6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2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15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32</text:p>
          </table:table-cell>
          <table:table-cell office:value-type="string" calcext:value-type="string">
            <text:p>Outbreak 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RR7750629</text:p>
          </table:table-cell>
          <table:table-cell office:value-type="string" calcext:value-type="string">
            <text:p>Sporadic</text:p>
          </table:table-cell>
          <table:table-cell table:number-columns-repeated="62"/>
        </table:table-row>
        <table:table-row table:style-name="ro1" table:number-rows-repeated="10483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 SOUSA VIOLANTE Madeleine</meta:initial-creator>
    <dc:creator>DE SOUSA VIOLANTE Madeleine</dc:creator>
    <meta:creation-date>2021-11-24T13:04:24</meta:creation-date>
    <dc:date>2021-11-24T13:05:08</dc:date>
    <meta:generator>LibreOffice/6.4.7.2$Linux_X86_64 LibreOffice_project/40$Build-2</meta:generator>
    <meta:document-statistic meta:table-count="1" meta:cell-count="504" meta:object-count="0"/>
    <meta:user-defined meta:name="AppVersion">16.0300</meta:user-defined>
    <meta:user-defined meta:name="Company">ANS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